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T2" style:parent-style-name="Tipodeletrapredefinidodoparágrafo" style:family="text">
      <style:text-properties fo:font-weight="bold" style:font-weight-asian="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T5" style:parent-style-name="Tipodeletrapredefinidodoparágrafo" style:family="text">
      <style:text-properties fo:font-weight="bold" style:font-weight-asian="bold"/>
    </style:style>
    <style:style style:name="P6" style:parent-style-name="Normal" style:family="paragraph">
      <style:paragraph-properties fo:text-align="justify"/>
    </style:style>
    <style:style style:name="P7" style:parent-style-name="ParágrafodaLista" style:list-style-name="LFO1" style:family="paragraph">
      <style:paragraph-properties fo:text-align="justify"/>
    </style:style>
    <style:style style:name="P8" style:parent-style-name="ParágrafodaLista" style:list-style-name="LFO1" style:family="paragraph">
      <style:paragraph-properties fo:text-align="justify"/>
    </style:style>
    <style:style style:name="P9" style:parent-style-name="ParágrafodaLista" style:list-style-name="LFO1"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style>
    <style:style style:name="P16" style:parent-style-name="ParágrafodaLista" style:list-style-name="LFO2" style:family="paragraph">
      <style:paragraph-properties fo:text-align="justify"/>
    </style:style>
    <style:style style:name="T17" style:parent-style-name="Tipodeletrapredefinidodoparágrafo" style:family="text">
      <style:text-properties style:text-underline-type="single" style:text-underline-style="solid" style:text-underline-width="auto" style:text-underline-mode="continuous"/>
    </style:style>
    <style:style style:name="P18" style:parent-style-name="ParágrafodaLista" style:list-style-name="LFO2" style:family="paragraph">
      <style:paragraph-properties fo:text-align="justify"/>
    </style:style>
    <style:style style:name="T19" style:parent-style-name="Tipodeletrapredefinidodoparágrafo" style:family="text">
      <style:text-properties style:text-underline-type="single" style:text-underline-style="solid" style:text-underline-width="auto" style:text-underline-mode="continuous"/>
    </style:style>
    <style:style style:name="P20" style:parent-style-name="ParágrafodaLista" style:list-style-name="LFO2" style:family="paragraph">
      <style:paragraph-properties fo:text-align="justify"/>
    </style:style>
    <style:style style:name="T21" style:parent-style-name="Tipodeletrapredefinidodoparágrafo" style:family="text">
      <style:text-properties style:text-underline-type="single" style:text-underline-style="solid" style:text-underline-width="auto" style:text-underline-mode="continuous"/>
    </style:style>
    <style:style style:name="P22" style:parent-style-name="ParágrafodaLista" style:list-style-name="LFO2" style:family="paragraph">
      <style:paragraph-properties fo:text-align="justify"/>
    </style:style>
    <style:style style:name="T23" style:parent-style-name="Tipodeletrapredefinidodoparágrafo" style:family="text">
      <style:text-properties style:text-underline-type="single" style:text-underline-style="solid" style:text-underline-width="auto" style:text-underline-mode="continuous"/>
    </style:style>
    <style:style style:name="P24" style:parent-style-name="Normal" style:family="paragraph">
      <style:paragraph-properties fo:text-align="justify"/>
    </style:style>
    <style:style style:name="T25" style:parent-style-name="Tipodeletrapredefinidodoparágrafo" style:family="text">
      <style:text-properties fo:font-weight="bold" style:font-weight-asian="bold"/>
    </style:style>
    <style:style style:name="T26" style:parent-style-name="Tipodeletrapredefinidodoparágrafo" style:family="text">
      <style:text-properties fo:font-weight="bold" style:font-weight-asian="bold"/>
    </style:style>
    <style:style style:name="P27" style:parent-style-name="Normal" style:family="paragraph">
      <style:paragraph-properties fo:text-align="justify"/>
    </style:style>
  </office:automatic-styles>
  <office:body>
    <office:text text:use-soft-page-breaks="true">
      <text:p text:style-name="P1">T9-06736748.pdf</text:p>
      <text:p text:style-name="Normal"><text:span text:style-name="T2">Abstract<text:s/></text:span>(sumariza os conteúdos do documento)</text:p>
      <text:p text:style-name="P3"><text:s/>A partir de 2013, podemos observar o surgimento de várias operadoras a oferecerem um novo produto na altura: 4G LTE. Esta tecnologia utiliza recursos com maior eficiência o que resultou em larguras de bandas muito superiores a 3G, velocidades antes só observadas por conexões por fio. Com o crescimento da sua popularidade, desafios foram surgindo. Com um tráfego de dados crescente, era importante manter a qualidade destas tecnologias sem fios e uma evolução constante dos serviços disponíveis aos utilizadores, que também têm cada vez critérios mais altos. Aí deu-se o início à investigação de algo que poderia novamente superar a tecnologia atual – 5G.</text:p>
      <text:p text:style-name="P4"><text:span text:style-name="T5">Desafios/Ideias de 5G</text:span></text:p>
      <text:p text:style-name="P6">Novas ideias que estão a ser marcantes na nova era 5G:<text:s/></text:p>
      <text:list text:style-name="LFO1" text:continue-numbering="true">
        <text:list-item>
          <text:p text:style-name="P7"><text:bookmark-start text:name="_Hlk20588215"/>A capacidade das redes macrocelulares (isto é, redes que disponibilizam cobertura de rádio a partir de torres/antenas/etc de alta potência) não pode aumentar infinitamente. Além disso, será necessário um avanço na codificação fonte destas, na tecnologia de transporte nas tais torres/antenas/etc, entre outras exigências.<text:s/></text:p>
        </text:list-item>
        <text:list-item>
          <text:p text:style-name="P8"><text:bookmark-end text:name="_Hlk20588215"/>Com a evolução da indústria desta tecnologia, também evoluem os critérios. É expectável que 5G ofereça ainda mais aspetos diferentes ao utilizador dos que eram apenas considerados com 3G/4G como velocidades máximas, cobertura e eficiência espectral.</text:p>
        </text:list-item>
        <text:list-item>
          <text:p text:style-name="P9">Há um número crescente de dispositivos que são capazes de se conectarem a redes sem fios e de “RATs” disponíveis (Bluetooth Wi-Fi, LTE, etc.). Será um desafio gerir estas redes cada vez mais complexas.</text:p>
        </text:list-item>
      </text:list>
      <text:p text:style-name="P10">Assim, esta era 5G vai ter de criar tecnologias (tanto para as redes como nos dispositivos em si) para satisfazer todos estes parâmetros.</text:p>
      <text:p text:style-name="P11">Inovações nas redes para conseguir 5G</text:p>
      <text:p text:style-name="P12">Ao contrário de 3G e 4G que utilizamos atualmente, 5G não vai ser feita a pensar apenas nos mesmos critérios de velocidade máxima, de eficiência do uso de banda larga. Vai-se basear numa arquitetura HetNet – uma das mais maneiras mais baratas de satisfazer a capacidade desta indústria crescente. As HetNets são feitas de modo a incorporar diferentes frequências, de diversos tipos redes, de LTE (macocells) até Wi-fi (microcells). Juntamente com comunicação D2D (device to device), o uso de small cells vai fazer parte da estratégia low-cost sem comprometer a qualidade do serviço.<text:s/></text:p>
      <text:p text:style-name="P13">Continuando nesta tentativa de poupar dinheiro e de ultrapassar limitações anteriores, 5G vai ter uma abordagem mais virada para o software. Em especial, vai criar redes de múltiplos cores virtuais. Cada um pode ser personalizada para ser responsável por serviçoes específicos, p.e., uma das redes de core virtual pode ser apenas responsável por comunicações do tipo M2M (machine to machine – comunicações sem a intervenção humana).</text:p>
      <text:soft-page-break/>
      <text:p text:style-name="P14"><text:s/>Para resolver o problema de um crescente tráfego de dados na rede principal, vão ser necessários nodos potentes, isto é, pontos de redistribuição de informação para que reduzir a quantidade de dados a navegar no mesmo circuito, evitando latência nas horas mais críticas.<text:s/></text:p>
      <text:p text:style-name="P15">HetNet</text:p>
      <text:list text:style-name="LFO2" text:continue-numbering="true">
        <text:list-item>
          <text:p text:style-name="P16"><text:span text:style-name="T17">Small cells</text:span>: macro e<text:s/>“small cells”<text:s/>vão se conectar através de<text:s/>“backhaul”<text:s/>(a ligação entre o núcleo da rede<text:s/>e as sub-redes periféricas). Se isto não for suficiente<text:s/>(demasiada latência), também utilizam<text:s/>“anchor-boosters”<text:s/>que servem como intermediários entre estas entidades. <text:s/>Nesta arquitetura,<text:s/>a macro cell é responsável por<text:s/>controlar o tráfego (“anchor base station”) e a<text:s/>“small cell”<text:s/>serve como uma<text:s/>“booster base station”<text:s/>que tenta aliviar parte do tráfego de dados. Este sistema ajuda na integração de outras RATs (tipo a WiFi) para servirem também de<text:s/>“booster cells”<text:s/>na rede LTE.</text:p>
        </text:list-item>
        <text:list-item>
          <text:p text:style-name="P18"><text:span text:style-name="T19">Cloud RAN</text:span>:<text:s/>cria uma<text:s/>“super<text:s/>base station”<text:s/>com antenas que implementam protocolos RAN e que<text:s/>processam sinais dinamicamente, consoante a intensidade do tráfego de dados naquela específica zona geográfica.<text:s/>Também realiza todo o processamento das várias “base stations” numa só unidade, poupando custos<text:s/>e simplificando a arquitetura.<text:s/></text:p>
        </text:list-item>
        <text:list-item>
          <text:p text:style-name="P20"><text:span text:style-name="T21">Device-to-Device Communications</text:span>: permite a troca de<text:s/>dados diretamente entre<text:s/>utilizadores (os seus equipamentos) sem passar entre nenhuma base station ou nenhuma rede principal. Para tal, a comunicação D2D suporta modelos baseados na proximidade dos utilizadores como aplicações de redes sociais e partilha de conteúdo entre colegas. Todos estes dispositivos conectados aumentam a capacidade e cobertura da rede e reduz o consumo de energia.</text:p>
        </text:list-item>
        <text:list-item>
          <text:p text:style-name="P22"><text:span text:style-name="T23">Multi-Rat Virtual Radio Access Networks</text:span>: espera-se que 5G, como mencionado, seja capaz de suportar diferentes RATs em simultâneo e, de modo eficaz, combinar e agregar as capacidades de todas. Para tal, sistemas 5G vão precisar de suportar redes e protocolos que combinem todas as várias RATs<text:s/>numa única<text:s/>RAN virtual - mas de modo a que<text:s/>utilizadores nem notem.<text:s/>Esta rede virtual vai assegurar o uso simultâneo de vários recursos das diferentes tecnologias de radio (RATs) o que vai melhorar a capacidade, aumentar a cobertura <text:s/>e assegurar uma ligação sem fios.</text:p>
        </text:list-item>
      </text:list>
      <text:p text:style-name="P24"><text:span text:style-name="T25">Tecnologias para melhorar a eficiência das redes</text:span><text:span text:style-name="T26"><text:s/></text:span>– demasiado complexo/técnico <text:s/>(?)</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ol</meta:initial-creator>
    <dc:creator>ool</dc:creator>
    <meta:creation-date>2019-09-26T10:32:00Z</meta:creation-date>
    <dc:date>2019-09-29T15:07:00Z</dc:date>
    <meta:template xlink:href="Normal" xlink:type="simple"/>
    <meta:editing-cycles>3</meta:editing-cycles>
    <meta:editing-duration>PT35040S</meta:editing-duration>
    <meta:document-statistic meta:page-count="2" meta:paragraph-count="10" meta:word-count="787" meta:character-count="5033" meta:row-count="35" meta:non-whitespace-character-count="4256"/>
  </office:meta>
</office:document-meta>
</file>